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711cm"/>
    </style:style>
    <style:style style:name="co12" style:family="table-column">
      <style:table-column-properties fo:break-before="auto" style:column-width="5.26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6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999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99ff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ccff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0" table:default-cell-style-name="ce1"/>
        <table:table-column table:style-name="co13" table:number-columns-repeated="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Test Case 1: Concurency <text:s/>= 20 Total tasks Fired = 1,00,000 CELERY_TASK_RESULT_EXPIRES=3600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2,0.005,0</text:p>
          </table:table-cell>
          <table:table-cell office:value-type="string" calcext:value-type="string">
            <text:p>667MB</text:p>
          </table:table-cell>
          <table:table-cell office:value-type="string" calcext:value-type="string">
            <text:p>780MB (worker + flow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8,0.04,0.01</text:p>
          </table:table-cell>
          <table:table-cell office:value-type="string" calcext:value-type="string">
            <text:p>417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style-name="ce2" table:number-columns-repeated="1010"/>
          <table:table-cell table:number-columns-repeated="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86,0.35,0.17</text:p>
          </table:table-cell>
          <table:table-cell office:value-type="string" calcext:value-type="string">
            <text:p>1.76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95,0.9,0.14</text:p>
          </table:table-cell>
          <table:table-cell office:value-type="string" calcext:value-type="string">
            <text:p>658MB (at 1l fire)</text:p>
          </table:table-cell>
          <table:table-cell office:value-type="float" office:value="17.58" calcext:value-type="float">
            <text:p>17.58</text:p>
          </table:table-cell>
          <table:table-cell/>
          <table:table-cell office:value-type="float" office:value="33768" calcext:value-type="float">
            <text:p>33768</text:p>
          </table:table-cell>
          <table:table-cell office:value-type="string" calcext:value-type="string">
            <text:p>1000/s</text:p>
          </table:table-cell>
          <table:table-cell office:value-type="string" calcext:value-type="string">
            <text:p>18/s</text:p>
          </table:table-cell>
          <table:table-cell office:value-type="string" calcext:value-type="string">
            <text:p>17/s</text:p>
          </table:table-cell>
          <table:table-cell office:value-type="string" calcext:value-type="string">
            <text:p>54MB</text:p>
          </table:table-cell>
          <table:table-cell office:value-type="string" calcext:value-type="string">
            <text:p>56MB</text:p>
          </table:table-cell>
          <table:table-cell office:value-type="string" calcext:value-type="string">
            <text:p>94.21k (munin) 96k (RabbitMg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Consumer Utilisation = 1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Test Case 2: Concurency <text:s/>= 20 Total tasks Fired = 1,00,000 CELERY_TASK_RESULT_EXPIRES=100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1,0.02,0.075</text:p>
          </table:table-cell>
          <table:table-cell office:value-type="string" calcext:value-type="string">
            <text:p>368.55 MB (with flower)</text:p>
          </table:table-cell>
          <table:table-cell office:value-type="string" calcext:value-type="string">
            <text:p>523M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6,0.04,0.06</text:p>
          </table:table-cell>
          <table:table-cell office:value-type="string" calcext:value-type="string">
            <text:p>404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/>
          <table:table-cell office:value-type="string" calcext:value-type="string">
            <text:p>950MB</text:p>
          </table:table-cell>
          <table:table-cell table:number-columns-repeated="2"/>
          <table:table-cell office:value-type="float" office:value="11822" calcext:value-type="float">
            <text:p>118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/>
          <table:table-cell table:style-name="ce12" office:value-type="string" calcext:value-type="string">
            <text:p>Start Time: 18.06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End Time: 18:19:30</text:p>
          </table:table-cell>
          <table:table-cell table:style-name="ce2" office:value-type="string" calcext:value-type="string">
            <text:p>Consumer Utilisation = 1%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Halt Time: 18:08:17 – 18:10:0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3: Concurency <text:s/>= 30 Total tasks Fired = 1,00,000 CELERY_TASK_RESULT_EXPIRES=1, CELERY_IGNORE_RESULT=True, CELERY_DISALE_RATE_LIMITS=True, CELERY_ACKS_LATE=True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153MB</text:p>
          </table:table-cell>
          <table:table-cell office:value-type="string" calcext:value-type="string" table:number-columns-spanned="6" table:number-rows-spanned="1">
            <text:p>447MB (worker + flower) Flower ~ 50 MB Worker ~ 150 MB Shell plus: 40MB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,0.02,0</text:p>
          </table:table-cell>
          <table:table-cell office:value-type="string" calcext:value-type="string">
            <text:p>405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1.04,0.46,0.23</text:p>
          </table:table-cell>
          <table:table-cell office:value-type="string" calcext:value-type="string">
            <text:p>1.75GB</text:p>
          </table:table-cell>
          <table:table-cell office:value-type="string" calcext:value-type="string">
            <text:p>26/s</text:p>
          </table:table-cell>
          <table:table-cell/>
          <table:table-cell office:value-type="float" office:value="37022" calcext:value-type="float">
            <text:p>37022</text:p>
          </table:table-cell>
          <table:table-cell office:value-type="string" calcext:value-type="string">
            <text:p>998/s</text:p>
          </table:table-cell>
          <table:table-cell table:number-columns-repeated="2" office:value-type="string" calcext:value-type="string">
            <text:p>28/s</text:p>
          </table:table-cell>
          <table:table-cell office:value-type="string" calcext:value-type="string">
            <text:p>7.6MB</text:p>
          </table:table-cell>
          <table:table-cell office:value-type="string" calcext:value-type="string">
            <text:p>51M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1.24,0.51,0.19</text:p>
          </table:table-cell>
          <table:table-cell office:value-type="string" calcext:value-type="string">
            <text:p>610MB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rt Time: 19:55:4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d Time: 20:19:41</text:p>
          </table:table-cell>
          <table:table-cell table:style-name="ce2" office:value-type="string" calcext:value-type="string">
            <text:p>Consumer Utilisation = 2%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lt Time: 18:08:17 – 18:10: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pike: 550MB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4: Concurency <text:s/>= 30 Total tasks Fired = 1,00,000 CELERY_TASK_RESULT_EXPIRES=1, CELERY_IGNORE_RESULT=True, CELERY_DISALE_RATE_LIMITS=True, CELERY_ACKS_LATE=True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office:value-type="string" calcext:value-type="string">
            <text:p>Investigating Memory Spik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table:number-columns-spanned="6" table:number-rows-spanned="1"/>
          <table:covered-table-cell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office:value-type="string" calcext:value-type="string">
            <text:p>26.04/s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tart Time: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</text:p>
          </table:table-cell>
          <table:table-cell table:style-name="ce2" office:value-type="string" calcext:value-type="string">
            <text:p>Consumer Utilisation = %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Halt Time: 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Spike: No spike as memory was initially full</text:p>
          </table:table-cell>
          <table:covered-table-cell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5: Concurency <text:s/>= 10, 3 workers <text:s/>Total tasks Fired = 50,000 CELERY_TASK_RESULT_EXPIRES=1, CELERY_IGNORE_RESULT=True, CELERY_DISALE_RATE_LIMITS=True, CELERY_ACKS_LATE=True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office:value-type="string" calcext:value-type="string" table:number-columns-spanned="2" table:number-rows-spanned="1">
            <text:p>Investigating Multiple workers scenario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2,0.03,0.005</text:p>
          </table:table-cell>
          <table:table-cell office:value-type="string" calcext:value-type="string">
            <text:p>212MB</text:p>
          </table:table-cell>
          <table:table-cell table:style-name="ce12" office:value-type="string" calcext:value-type="string" table:number-columns-spanned="6" table:number-rows-spanned="1">
            <text:p>255MB (flower, htop, top, shell, 3 workers)</text:p>
          </table:table-cell>
          <table:covered-table-cell table:style-name="ce12"/>
          <table:covered-table-cell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13,0.07,0.02</text:p>
          </table:table-cell>
          <table:table-cell office:value-type="string" calcext:value-type="string">
            <text:p>404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1.13,0.68,0.51</text:p>
          </table:table-cell>
          <table:table-cell office:value-type="string" calcext:value-type="string">
            <text:p>1.45GB</text:p>
          </table:table-cell>
          <table:table-cell office:value-type="string" calcext:value-type="string">
            <text:p>26/s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5"/>
          <table:table-cell office:value-type="string" calcext:value-type="string">
            <text:p>48.3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77,0.27,0.09</text:p>
          </table:table-cell>
          <table:table-cell office:value-type="string" calcext:value-type="string">
            <text:p>542MB</text:p>
          </table:table-cell>
          <table:table-cell table:style-name="Default" table:number-columns-repeated="2"/>
          <table:table-cell/>
          <table:table-cell office:value-type="string" calcext:value-type="string">
            <text:p>1000/s</text:p>
          </table:table-cell>
          <table:table-cell office:value-type="string" calcext:value-type="string">
            <text:p>26/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tart Time: 18:23:30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18:55:56</text:p>
          </table:table-cell>
          <table:table-cell table:style-name="ce2" office:value-type="string" calcext:value-type="string">
            <text:p>Consumer Utilisation = 2%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Tasks</text:p>
          </table:table-cell>
          <table:table-cell/>
          <table:table-cell table:style-name="ce2" office:value-type="string" calcext:value-type="string" table:number-columns-spanned="2" table:number-rows-spanned="1">
            <text:p>No spike</text:p>
          </table:table-cell>
          <table:covered-table-cell/>
          <table:table-cell table:number-columns-repeated="1020"/>
        </table:table-row>
        <table:table-row table:style-name="ro1">
          <table:table-cell table:style-name="ce2" office:value-type="string" calcext:value-type="string">
            <text:p>W1</text:p>
          </table:table-cell>
          <table:table-cell office:value-type="float" office:value="16670" calcext:value-type="float">
            <text:p>1667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2</text:p>
          </table:table-cell>
          <table:table-cell office:value-type="float" office:value="16666" calcext:value-type="float">
            <text:p>16666</text:p>
          </table:table-cell>
          <table:table-cell table:style-name="ce19" office:value-type="percentage" office:value="0.03" calcext:value-type="percentage">
            <text:p>3.0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3</text:p>
          </table:table-cell>
          <table:table-cell office:value-type="float" office:value="16667" calcext:value-type="float">
            <text:p>1666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6: Concurency <text:s/>= 17, 3 workers <text:s/>Total tasks Fired = 50,000 CELERY_TASK_RESULT_EXPIRES=1, CELERY_IGNORE_RESULT=True, CELERY_DISALE_RATE_LIMITS=True, CELERY_ACKS_LATE=True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office:value-type="string" calcext:value-type="string" table:number-columns-spanned="2" table:number-rows-spanned="1">
            <text:p>Investigating Multiple workers scenario</text:p>
          </table:table-cell>
          <table:covered-table-cell/>
          <table:table-cell office:value-type="string" calcext:value-type="string" table:number-columns-spanned="3" table:number-rows-spanned="1">
            <text:p>Test conducted without stopping worker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35,0.04,0.16</text:p>
          </table:table-cell>
          <table:table-cell office:value-type="string" calcext:value-type="string">
            <text:p>1.11GB</text:p>
          </table:table-cell>
          <table:table-cell table:style-name="ce12" table:number-columns-spanned="6" table:number-rows-spanned="1"/>
          <table:covered-table-cell table:style-name="ce12"/>
          <table:covered-table-cell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29,0.09,0.03</text:p>
          </table:table-cell>
          <table:table-cell office:value-type="string" calcext:value-type="string">
            <text:p>410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2.54,1.78,1.33</text:p>
          </table:table-cell>
          <table:table-cell office:value-type="string" calcext:value-type="string">
            <text:p>1.56GB</text:p>
          </table:table-cell>
          <table:table-cell office:value-type="string" calcext:value-type="string">
            <text:p>41.22/s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string" calcext:value-type="string">
            <text:p>8MB</text:p>
          </table:table-cell>
          <table:table-cell office:value-type="string" calcext:value-type="string">
            <text:p>4.5MB</text:p>
          </table:table-cell>
          <table:table-cell office:value-type="string" calcext:value-type="string">
            <text:p>48.3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1.11,0.51,0.18</text:p>
          </table:table-cell>
          <table:table-cell office:value-type="string" calcext:value-type="string">
            <text:p>602MB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tart Time: 19:19:26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19:39:13</text:p>
          </table:table-cell>
          <table:table-cell table:style-name="ce2" office:value-type="string" calcext:value-type="string">
            <text:p>Consumer Utilisation = 2%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Tasks</text:p>
          </table:table-cell>
          <table:table-cell/>
          <table:table-cell table:style-name="ce2" office:value-type="string" calcext:value-type="string" table:number-columns-spanned="2" table:number-rows-spanned="1">
            <text:p>No spike</text:p>
          </table:table-cell>
          <table:covered-table-cell/>
          <table:table-cell table:number-columns-repeated="1020"/>
        </table:table-row>
        <table:table-row table:style-name="ro1">
          <table:table-cell table:style-name="ce2" office:value-type="string" calcext:value-type="string">
            <text:p>W1</text:p>
          </table:table-cell>
          <table:table-cell office:value-type="float" office:value="16669" calcext:value-type="float">
            <text:p>1666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2</text:p>
          </table:table-cell>
          <table:table-cell office:value-type="float" office:value="16665" calcext:value-type="float">
            <text:p>1666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3</text:p>
          </table:table-cell>
          <table:table-cell office:value-type="float" office:value="16666" calcext:value-type="float">
            <text:p>1666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marks</text:p>
          </table:table-cell>
          <table:table-cell table:style-name="ce3" office:value-type="string" calcext:value-type="string" table:number-columns-spanned="5" table:number-rows-spanned="1">
            <text:p>CPU load bottleneck captured. Dual core processor, load crossed 2 consisten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7: Concurency <text:s/>= 12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.01,0.025</text:p>
          </table:table-cell>
          <table:table-cell office:value-type="string" calcext:value-type="string">
            <text:p>203MB (with shell_plus)</text:p>
          </table:table-cell>
          <table:table-cell table:style-name="ce12" office:value-type="string" calcext:value-type="string" table:number-columns-spanned="6" table:number-rows-spanned="1">
            <text:p>724MB (4 workers, shell_plus)</text:p>
          </table:table-cell>
          <table:covered-table-cell table:style-name="ce12"/>
          <table:covered-table-cell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23,0.08,0.02</text:p>
          </table:table-cell>
          <table:table-cell office:value-type="string" calcext:value-type="string">
            <text:p>392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3.26,2.1,1.57</text:p>
          </table:table-cell>
          <table:table-cell office:value-type="string" calcext:value-type="string">
            <text:p>1.73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94,0.36,0.17</text:p>
          </table:table-cell>
          <table:table-cell office:value-type="string" calcext:value-type="string">
            <text:p>610MB</text:p>
          </table:table-cell>
          <table:table-cell office:value-type="string" calcext:value-type="string">
            <text:p>41.6/s</text:p>
          </table:table-cell>
          <table:table-cell table:number-columns-repeated="7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4:29:27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14:49:27</text:p>
          </table:table-cell>
          <table:table-cell table:style-name="ce2" office:value-type="string" calcext:value-type="string">
            <text:p>Consumer Utilisation = 4%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/>
          <table:table-cell/>
          <table:table-cell table:style-name="ce2" office:value-type="string" calcext:value-type="string" table:number-columns-spanned="2" table:number-rows-spanned="1">
            <text:p>No spike</text:p>
          </table:table-cell>
          <table:covered-table-cell/>
          <table:table-cell table:number-columns-repeated="1020"/>
        </table:table-row>
        <table:table-row table:style-name="ro1">
          <table:table-cell table:style-name="ce2" office:value-type="string" calcext:value-type="string">
            <text:p>Remarks</text:p>
          </table:table-cell>
          <table:table-cell table:style-name="ce3" office:value-type="string" calcext:value-type="string" table:number-columns-spanned="5" table:number-rows-spanned="1">
            <text:p>CPU load bottleneck captured. Dual core processor, load crossed 2 consisten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8: Concurency <text:s/>= 12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57,0.03,0.53</text:p>
          </table:table-cell>
          <table:table-cell office:value-type="string" calcext:value-type="string">
            <text:p>1.73GB</text:p>
          </table:table-cell>
          <table:table-cell table:style-name="ce12" office:value-type="string" calcext:value-type="string" table:number-columns-spanned="6" table:number-rows-spanned="1">
            <text:p>Worker not reset after previous test</text:p>
          </table:table-cell>
          <table:covered-table-cell table:style-name="ce12"/>
          <table:covered-table-cell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23,0.08,0.02</text:p>
          </table:table-cell>
          <table:table-cell office:value-type="string" calcext:value-type="string">
            <text:p>412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4.02,2.57,1.81</text:p>
          </table:table-cell>
          <table:table-cell office:value-type="string" calcext:value-type="string">
            <text:p>1.83GB</text:p>
          </table:table-cell>
          <table:table-cell table:style-name="ce19" office:value-type="percentage" office:value="0.406" calcext:value-type="percentage">
            <text:p>40.60%</text:p>
          </table:table-cell>
          <table:table-cell table:style-name="ce19"/>
          <table:table-cell table:number-columns-repeated="1019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83,0.32,0.11</text:p>
          </table:table-cell>
          <table:table-cell office:value-type="string" calcext:value-type="string">
            <text:p>585MB</text:p>
          </table:table-cell>
          <table:table-cell table:number-columns-repeated="4"/>
          <table:table-cell table:number-columns-repeated="2" office:value-type="string" calcext:value-type="string">
            <text:p>42/s</text:p>
          </table:table-cell>
          <table:table-cell table:number-columns-repeated="2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6:41:13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17:01:44</text:p>
          </table:table-cell>
          <table:table-cell table:style-name="ce2" office:value-type="string" calcext:value-type="string">
            <text:p>Consumer Utilisation = 4%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/>
          <table:table-cell/>
          <table:table-cell table:style-name="ce2" office:value-type="string" calcext:value-type="string" table:number-columns-spanned="2" table:number-rows-spanned="1">
            <text:p>No spike</text:p>
          </table:table-cell>
          <table:covered-table-cell/>
          <table:table-cell table:number-columns-repeated="1020"/>
        </table:table-row>
        <table:table-row table:style-name="ro1">
          <table:table-cell table:style-name="ce2" office:value-type="string" calcext:value-type="string">
            <text:p>Remarks</text:p>
          </table:table-cell>
          <table:table-cell table:style-name="ce3" office:value-type="string" calcext:value-type="string" table:number-columns-spanned="5" table:number-rows-spanned="1">
            <text:p>CPU load bottleneck captured. Dual core processor, load crossed 2 consisten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Server Configuration: 4 cores, 8 GB RAM, IP : 128.199.87.19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8: Concurency <text:s/>= 12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 office:value-type="string" calcext:value-type="string">
            <text:p>CPU Utilisa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075,0.005,0</text:p>
          </table:table-cell>
          <table:table-cell office:value-type="string" calcext:value-type="string">
            <text:p>834MB</text:p>
          </table:table-cell>
          <table:table-cell office:value-type="string" calcext:value-type="string">
            <text:p>1.28GB (celery, shell_plus)</text:p>
          </table:table-cell>
          <table:table-cell/>
          <table:table-cell table:style-name="ce19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8,0,0</text:p>
          </table:table-cell>
          <table:table-cell office:value-type="string" calcext:value-type="string">
            <text:p>409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1.62,0.85,0.402</text:p>
          </table:table-cell>
          <table:table-cell office:value-type="float" office:value="2.12" calcext:value-type="float">
            <text:p>2.12</text:p>
          </table:table-cell>
          <table:table-cell table:style-name="ce19" office:value-type="string" calcext:value-type="string">
            <text:p>135.135/s</text:p>
          </table:table-cell>
          <table:table-cell table:style-name="ce19"/>
          <table:table-cell office:value-type="float" office:value="50000" calcext:value-type="float">
            <text:p>5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9:57:58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20:04:02</text:p>
          </table:table-cell>
          <table:table-cell table:style-name="ce2" office:value-type="string" calcext:value-type="string">
            <text:p>Consumer Utilisation = %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2"/>
          <table:table-cell/>
          <table:table-cell table:style-name="ce2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style-name="ce2"/>
          <table:table-cell table:style-name="ce3"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6" table:number-rows-spanned="1">
            <text:p>Server Configuration: 4 cores, 8 GB RAM, IP : 128.199.87.19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9: Concurency <text:s/>= 12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075,0.005,0</text:p>
          </table:table-cell>
          <table:table-cell office:value-type="string" calcext:value-type="string">
            <text:p>2.12GB</text:p>
          </table:table-cell>
          <table:table-cell office:value-type="string" calcext:value-type="string" table:number-columns-spanned="3" table:number-rows-spanned="1">
            <text:p>Worker not reset after previous test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8,0,0</text:p>
          </table:table-cell>
          <table:table-cell office:value-type="string" calcext:value-type="string">
            <text:p>409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1.7,0.97,0.54</text:p>
          </table:table-cell>
          <table:table-cell office:value-type="string" calcext:value-type="string">
            <text:p>2.12GB</text:p>
          </table:table-cell>
          <table:table-cell table:style-name="ce19" office:value-type="string" calcext:value-type="string">
            <text:p>135.135/s</text:p>
          </table:table-cell>
          <table:table-cell table:style-name="ce19"/>
          <table:table-cell office:value-type="float" office:value="50000" calcext:value-type="float">
            <text:p>5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20:16:09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20:22:19</text:p>
          </table:table-cell>
          <table:table-cell table:style-name="ce2" office:value-type="string" calcext:value-type="string">
            <text:p>Consumer Utilisation = 8%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10 : Concurency <text:s/>= 30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350MB</text:p>
          </table:table-cell>
          <table:table-cell office:value-type="string" calcext:value-type="string" table:number-columns-spanned="3" table:number-rows-spanned="1">
            <text:p>1.24GB (shell, celery)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5, 0.06, 0.01</text:p>
          </table:table-cell>
          <table:table-cell office:value-type="string" calcext:value-type="string">
            <text:p>416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6.01, 2.35, 0.9975</text:p>
          </table:table-cell>
          <table:table-cell office:value-type="string" calcext:value-type="string">
            <text:p>3.49 GB</text:p>
          </table:table-cell>
          <table:table-cell table:style-name="ce19" office:value-type="string" calcext:value-type="string">
            <text:p>129/s</text:p>
          </table:table-cell>
          <table:table-cell table:style-name="ce19"/>
          <table:table-cell office:value-type="float" office:value="49768" calcext:value-type="float">
            <text:p>497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8:46:54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18:46:54</text:p>
          </table:table-cell>
          <table:table-cell table:style-name="ce2" office:value-type="string" calcext:value-type="string">
            <text:p>Consumer Utilisation = 100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3" table:number-rows-spanned="1">
            <text:p>Sporadic bursts of execution observed.</text:p>
          </table:table-cell>
          <table:covered-table-cell/>
          <table:covered-table-cell table:style-name="Default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11 : Concurency <text:s/>= 30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755, 1.14, 0.89</text:p>
          </table:table-cell>
          <table:table-cell office:value-type="string" calcext:value-type="string">
            <text:p>3.49 GB</text:p>
          </table:table-cell>
          <table:table-cell office:value-type="string" calcext:value-type="string" table:number-columns-spanned="3" table:number-rows-spanned="1">
            <text:p>127 Celery processes running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5, 0.06, 0.01</text:p>
          </table:table-cell>
          <table:table-cell office:value-type="string" calcext:value-type="string">
            <text:p>412 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6.76, 2.35, 1.39</text:p>
          </table:table-cell>
          <table:table-cell office:value-type="string" calcext:value-type="string">
            <text:p>3.72 GB</text:p>
          </table:table-cell>
          <table:table-cell table:style-name="ce19" office:value-type="string" calcext:value-type="string">
            <text:p>129/s</text:p>
          </table:table-cell>
          <table:table-cell table:style-name="ce19"/>
          <table:table-cell office:value-type="float" office:value="49710" calcext:value-type="float">
            <text:p>49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19:10:11</text:p>
          </table:table-cell>
          <table:table-cell table:style-name="ce2" office:value-type="string" calcext:value-type="string">
            <text:p>Consumer Utilisation =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Sporadic bursts of execution observed.</text:p>
          </table:table-cell>
          <table:covered-table-cell table:number-columns-repeated="2" table:style-name="ce12"/>
          <table:table-cell table:style-name="ce12"/>
          <table:table-cell office:value-type="string" calcext:value-type="string" table:number-columns-spanned="4" table:number-rows-spanned="1">
            <text:p>Memory Released: 3.72GB to 409MB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Messages lost : 290</text:p>
          </table:table-cell>
          <table:covered-table-cell table:number-columns-repeated="2" table:style-name="ce12"/>
          <table:table-cell table:style-name="ce12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Halts :15938, 15936, 15937</text:p>
          </table:table-cell>
          <table:covered-table-cell table:number-columns-repeated="2" table:style-name="ce12"/>
          <table:table-cell table:style-name="ce1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12 : Concurency <text:s/>= 30, 4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office:value-type="string" calcext:value-type="string" table:number-columns-spanned="2" table:number-rows-spanned="1">
            <text:p>Investigating tasks loss, celeryd_max disabled, sporadic burst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125, 0.29, 0.6725</text:p>
          </table:table-cell>
          <table:table-cell office:value-type="string" calcext:value-type="string">
            <text:p>1.25 GB</text:p>
          </table:table-cell>
          <table:table-cell table:number-columns-spanned="3" table:number-rows-spanned="1"/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/>
          <table:table-cell office:value-type="string" calcext:value-type="string">
            <text:p>3.72 GB</text:p>
          </table:table-cell>
          <table:table-cell table:style-name="ce19" office:value-type="string" calcext:value-type="string">
            <text:p>129/s</text:p>
          </table:table-cell>
          <table:table-cell table:style-name="ce19"/>
          <table:table-cell office:value-type="float" office:value="49710" calcext:value-type="float">
            <text:p>49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9:34:45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19:28:20</text:p>
          </table:table-cell>
          <table:table-cell table:style-name="ce2" office:value-type="string" calcext:value-type="string">
            <text:p>Consumer Utilisation =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Sporadic bursts of execution observed.</text:p>
          </table:table-cell>
          <table:covered-table-cell table:number-columns-repeated="2" table:style-name="ce12"/>
          <table:table-cell table:style-name="ce12"/>
          <table:table-cell office:value-type="string" calcext:value-type="string" table:number-columns-spanned="4" table:number-rows-spanned="1">
            <text:p>Memory Released: 3.72GB to 409MB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Messages lost : 215</text:p>
          </table:table-cell>
          <table:covered-table-cell table:number-columns-repeated="2" table:style-name="ce12"/>
          <table:table-cell table:style-name="ce12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Halts : 15933, 15935, 15939</text:p>
          </table:table-cell>
          <table:covered-table-cell table:number-columns-repeated="2" table:style-name="ce12"/>
          <table:table-cell table:style-name="ce1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ELERYD_MAX is not the problem</text:p>
          </table:table-cell>
          <table:covered-table-cell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13 : Concurency <text:s/>= 30, 3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office:value-type="string" calcext:value-type="string" table:number-columns-spanned="2" table:number-rows-spanned="1">
            <text:p>Investigating tasks loss, celeryd_max disabled, sporadic burst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table:number-columns-spanned="3" table:number-rows-spanned="1"/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.0275,0.025</text:p>
          </table:table-cell>
          <table:table-cell office:value-type="string" calcext:value-type="string">
            <text:p>1.04 GB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9:34:45</text:p>
          </table:table-cell>
          <table:table-cell office:value-type="string" calcext:value-type="string">
            <text:p>http://103.16.141.93:10098/zabbix/charts.php?sid=6298f3e382697297&amp;form_refresh=1&amp;fullscreen=0&amp;groupid=0&amp;hostid=10115&amp;graphid=67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nd Time: 19:28:20</text:p>
          </table:table-cell>
          <table:table-cell table:style-name="ce2" office:value-type="string" calcext:value-type="string">
            <text:p>Consumer Utilisation =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Sporadic bursts of execution observed.</text:p>
          </table:table-cell>
          <table:covered-table-cell table:number-columns-repeated="2" table:style-name="ce12"/>
          <table:table-cell table:style-name="ce12"/>
          <table:table-cell office:value-type="string" calcext:value-type="string" table:number-columns-spanned="4" table:number-rows-spanned="1">
            <text:p>Memory Released: 3.72GB to 409MB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Messages lost : 164</text:p>
          </table:table-cell>
          <table:covered-table-cell table:number-columns-repeated="2" table:style-name="ce12"/>
          <table:table-cell table:style-name="ce12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Halts : 15933, 15935, 15939</text:p>
          </table:table-cell>
          <table:covered-table-cell table:number-columns-repeated="2" table:style-name="ce12"/>
          <table:table-cell table:style-name="ce1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ELERYD_MAX is not the problem</text:p>
          </table:table-cell>
          <table:covered-table-cell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14 : Concurency <text:s/>= 30, 3 workers <text:s/>Total tasks Fired = 50,000 CELERY_TASK_RESULT_EXPIRES=1, CELERY_IGNORE_RESULT=True, CELERY_DISALE_RATE_LIMITS=True, CELERY_ACKS_LATE=True, CELERYD_MAX_TASKS_PER_CHILD = 2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office:value-type="string" calcext:value-type="string" table:number-columns-spanned="2" table:number-rows-spanned="1">
            <text:p>Investigating tasks loss, celeryd_max disabled, sporadic burst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table:number-columns-spanned="3" table:number-rows-spanned="1"/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.0275,0.025</text:p>
          </table:table-cell>
          <table:table-cell office:value-type="string" calcext:value-type="string">
            <text:p>1.04 GB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9:34:45</text:p>
          </table:table-cell>
          <table:table-cell office:value-type="string" calcext:value-type="string">
            <text:p>http://103.16.141.93:10098/zabbix/charts.php?sid=6298f3e382697297&amp;form_refresh=1&amp;fullscreen=0&amp;groupid=0&amp;hostid=10115&amp;graphid=678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nd Time: 19:28:20</text:p>
          </table:table-cell>
          <table:table-cell table:style-name="ce2" office:value-type="string" calcext:value-type="string">
            <text:p>Consumer Utilisation =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Sporadic bursts of execution observed.</text:p>
          </table:table-cell>
          <table:covered-table-cell table:number-columns-repeated="2" table:style-name="ce12"/>
          <table:table-cell table:style-name="ce12"/>
          <table:table-cell office:value-type="string" calcext:value-type="string" table:number-columns-spanned="4" table:number-rows-spanned="1">
            <text:p>Memory Released: 3.72GB to 409MB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Messages lost : 164</text:p>
          </table:table-cell>
          <table:covered-table-cell table:number-columns-repeated="2" table:style-name="ce12"/>
          <table:table-cell table:style-name="ce12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Halts : 15933, 15935, 15939</text:p>
          </table:table-cell>
          <table:covered-table-cell table:number-columns-repeated="2" table:style-name="ce12"/>
          <table:table-cell table:style-name="ce1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CELERYD_MAX is not the problem</text:p>
          </table:table-cell>
          <table:covered-table-cell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15 : Concurency <text:s/>= 12, 3 workers <text:s/>Total tasks Fired = 50,000 GEVENT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office:value-type="string" calcext:value-type="string" table:number-columns-spanned="2" table:number-rows-spanned="1">
            <text:p>Investigating tasks loss, celeryd_max disabled, sporadic burst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table:number-columns-spanned="3" table:number-rows-spanned="1"/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/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Ack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.0275,0.025</text:p>
          </table:table-cell>
          <table:table-cell office:value-type="string" calcext:value-type="string">
            <text:p>1.04 GB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"/>
          <table:table-cell office:value-type="string" calcext:value-type="string">
            <text:p>47k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9:34:45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19:28:20</text:p>
          </table:table-cell>
          <table:table-cell table:style-name="ce2" office:value-type="string" calcext:value-type="string">
            <text:p>Consumer Utilisation =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Sporadic bursts of execution observed. Unknown bottleneck present.</text:p>
          </table:table-cell>
          <table:covered-table-cell table:number-columns-repeated="2" table:style-name="ce12"/>
          <table:table-cell table:style-name="ce12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Messages lost : 0</text:p>
          </table:table-cell>
          <table:covered-table-cell table:number-columns-repeated="2" table:style-name="ce12"/>
          <table:table-cell table:style-name="ce12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Halts : 15933, 15935, 15939</text:p>
          </table:table-cell>
          <table:covered-table-cell table:number-columns-repeated="2" table:style-name="ce12"/>
          <table:table-cell table:style-name="ce1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GEVENT Solves messages getting lost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ssage loss problem due to bottleneck of sleuth server which was a 1GB RAM machin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16 : Concurency <text:s/>= 30, 8 workers <text:s/>Total tasks Fired = 50,000 GEVENT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office:value-type="string" calcext:value-type="string" table:number-columns-spanned="2" table:number-rows-spanned="1">
            <text:p>Sleuth : 10 gunicorn worker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05, 0.235, 0.265</text:p>
          </table:table-cell>
          <table:table-cell office:value-type="string" calcext:value-type="string">
            <text:p>565MB</text:p>
          </table:table-cell>
          <table:table-cell office:value-type="string" calcext:value-type="string" table:number-columns-spanned="3" table:number-rows-spanned="1">
            <text:p>954MB (celery 8 workers fired)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12,0.17,0.16</text:p>
          </table:table-cell>
          <table:table-cell office:value-type="string" calcext:value-type="string">
            <text:p>470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1.25, 0.79, 0.485</text:p>
          </table:table-cell>
          <table:table-cell office:value-type="string" calcext:value-type="string">
            <text:p>1.23 GB</text:p>
          </table:table-cell>
          <table:table-cell table:style-name="ce19" office:value-type="string" calcext:value-type="string">
            <text:p>129/s</text:p>
          </table:table-cell>
          <table:table-cell table:style-name="ce19" office:value-type="string" calcext:value-type="string">
            <text:p>3.48Mbps, 2.77Mbps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74, 0.37, 0.2</text:p>
          </table:table-cell>
          <table:table-cell office:value-type="string" calcext:value-type="string">
            <text:p>637MB</text:p>
          </table:table-cell>
          <table:table-cell table:number-columns-repeated="3"/>
          <table:table-cell office:value-type="string" calcext:value-type="string">
            <text:p>1268/s</text:p>
          </table:table-cell>
          <table:table-cell table:number-columns-repeated="2"/>
          <table:table-cell office:value-type="string" calcext:value-type="string">
            <text:p>47k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6:37:18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16:44:08</text:p>
          </table:table-cell>
          <table:table-cell table:style-name="ce2" office:value-type="string" calcext:value-type="string">
            <text:p>Consumer Utilisation = 7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CPU jumps show normal behaviour. No message loss.</text:p>
          </table:table-cell>
          <table:covered-table-cell table:number-columns-repeated="2" table:style-name="ce12"/>
          <table:table-cell table:style-name="ce12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12" table:number-columns-spanned="3" table:number-rows-spanned="1"/>
          <table:covered-table-cell table:number-columns-repeated="2" table:style-name="ce12"/>
          <table:table-cell table:style-name="ce12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17 : Concurency <text:s/>= 30, 8 workers <text:s/>Total tasks Fired = 50,000 Prefetch pool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office:value-type="string" calcext:value-type="string" table:number-columns-spanned="2" table:number-rows-spanned="1">
            <text:p>Sleuth : 10 gunicorn worker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65, 0.0475, 0.125</text:p>
          </table:table-cell>
          <table:table-cell office:value-type="string" calcext:value-type="string">
            <text:p>2.63GB</text:p>
          </table:table-cell>
          <table:table-cell table:number-columns-spanned="3" table:number-rows-spanned="1"/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6,0.09.0.09</text:p>
          </table:table-cell>
          <table:table-cell office:value-type="string" calcext:value-type="string">
            <text:p>468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2.13, 1.21, 0.60</text:p>
          </table:table-cell>
          <table:table-cell office:value-type="string" calcext:value-type="string">
            <text:p>5.36 GB</text:p>
          </table:table-cell>
          <table:table-cell table:style-name="ce19" office:value-type="string" calcext:value-type="string">
            <text:p>200/s</text:p>
          </table:table-cell>
          <table:table-cell table:style-name="ce19" office:value-type="string" calcext:value-type="string">
            <text:p>5.47Mbps, 4.13Mbp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000/s</text:p>
          </table:table-cell>
          <table:table-cell office:value-type="string" calcext:value-type="string">
            <text:p>27 MB</text:p>
          </table:table-cell>
          <table:table-cell office:value-type="string" calcext:value-type="string">
            <text:p>11MB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72, 31, 0.2</text:p>
          </table:table-cell>
          <table:table-cell office:value-type="string" calcext:value-type="string">
            <text:p>617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7:11:16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<text:s/>17:15:29</text:p>
          </table:table-cell>
          <table:table-cell table:style-name="ce2" office:value-type="string" calcext:value-type="string">
            <text:p>Consumer Utilisation = 38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table:number-columns-spanned="3" table:number-rows-spanned="1"/>
          <table:covered-table-cell table:number-columns-repeated="2" table:style-name="ce12"/>
          <table:table-cell table:style-name="ce12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18 : Concurency <text:s/>= 30, 12 workers <text:s/>Total tasks Fired = 50,000 Prefetch pool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office:value-type="string" calcext:value-type="string" table:number-columns-spanned="2" table:number-rows-spanned="1">
            <text:p>Sleuth : 10 gunicorn workers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table:number-columns-spanned="3" table:number-rows-spanned="1"/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3.61, 1.88, 0.9375</text:p>
          </table:table-cell>
          <table:table-cell office:value-type="string" calcext:value-type="string">
            <text:p>7.62 GB</text:p>
          </table:table-cell>
          <table:table-cell table:style-name="ce19" office:value-type="string" calcext:value-type="string">
            <text:p>256/s</text:p>
          </table:table-cell>
          <table:table-cell table:style-name="ce19" office:value-type="string" calcext:value-type="string">
            <text:p>7.34, 5.68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4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1.06, 0.5, 0.24</text:p>
          </table:table-cell>
          <table:table-cell office:value-type="string" calcext:value-type="string">
            <text:p>625 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7:32:15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<text:s/>17:35:30</text:p>
          </table:table-cell>
          <table:table-cell table:style-name="ce2" office:value-type="string" calcext:value-type="string">
            <text:p>Consumer Utilisation = 38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Publishing rate bottlenecked.</text:p>
          </table:table-cell>
          <table:covered-table-cell table:number-columns-repeated="2" table:style-name="ce12"/>
          <table:table-cell table:style-name="ce12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19 : Concurency <text:s/>= 30, 10 workers <text:s/>Total tasks Fired = 50,000 Prefetch pool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office:value-type="string" calcext:value-type="string" table:number-columns-spanned="2" table:number-rows-spanned="1">
            <text:p>Workers reduced to test change in publishing rate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22, 0.36, 0.54</text:p>
          </table:table-cell>
          <table:table-cell office:value-type="string" calcext:value-type="string">
            <text:p>2.92 GB</text:p>
          </table:table-cell>
          <table:table-cell table:number-columns-spanned="3" table:number-rows-spanned="1"/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8,0.11,0.14</text:p>
          </table:table-cell>
          <table:table-cell office:value-type="string" calcext:value-type="string">
            <text:p>471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/>
          <table:table-cell office:value-type="string" calcext:value-type="string">
            <text:p>6.38 GB</text:p>
          </table:table-cell>
          <table:table-cell table:style-name="ce19" office:value-type="string" calcext:value-type="string">
            <text:p>250/s</text:p>
          </table:table-cell>
          <table:table-cell table:style-name="ce19" office:value-type="string" calcext:value-type="string">
            <text:p>7, 5.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600-65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1.06, 0.5, 0.25</text:p>
          </table:table-cell>
          <table:table-cell office:value-type="string" calcext:value-type="string">
            <text:p>650 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7:53:44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<text:s/>17:57:07</text:p>
          </table:table-cell>
          <table:table-cell table:style-name="ce2" office:value-type="string" calcext:value-type="string">
            <text:p>Consumer Utilisation = 38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ad on Sleuth: 5.23, 2.32, 1.16 (top)</text:p>
          </table:table-cell>
          <table:covered-table-cell table:number-columns-repeated="2" table:style-name="ce12"/>
          <table:table-cell table:style-name="ce12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ad on Codebase: 8.69, 5.6, 3.38 (top)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20 : Concurency <text:s/>= 30, 10 workers <text:s/>Total tasks Fired = 50,000 Prefetch pool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office:value-type="string" calcext:value-type="string" table:number-columns-spanned="2" table:number-rows-spanned="1">
            <text:p>Investigating sleuth server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22, 0.36, 0.54</text:p>
          </table:table-cell>
          <table:table-cell office:value-type="string" calcext:value-type="string">
            <text:p>2.92 GB</text:p>
          </table:table-cell>
          <table:table-cell table:number-columns-spanned="3" table:number-rows-spanned="1"/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8,0.11,0.14</text:p>
          </table:table-cell>
          <table:table-cell office:value-type="string" calcext:value-type="string">
            <text:p>471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0,0.005,0.0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/>
          <table:table-cell office:value-type="string" calcext:value-type="string">
            <text:p>6.69 GB</text:p>
          </table:table-cell>
          <table:table-cell table:style-name="ce19" office:value-type="string" calcext:value-type="string">
            <text:p>246/s</text:p>
          </table:table-cell>
          <table:table-cell table:style-name="ce19" office:value-type="string" calcext:value-type="string">
            <text:p>6.95, 5.1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650-7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1.77,0.56,0.25</text:p>
          </table:table-cell>
          <table:table-cell office:value-type="string" calcext:value-type="string">
            <text:p>621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2.01, 1.03, 0.435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9:24:46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<text:s/>19:28:10</text:p>
          </table:table-cell>
          <table:table-cell table:style-name="ce2" office:value-type="string" calcext:value-type="string">
            <text:p>Consumer Utilisation = 38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 table:style-name="ce12"/>
          <table:table-cell table:style-name="ce12"/>
          <table:table-cell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21 : Concurency <text:s/>= 30, 12 workers <text:s/>Total tasks Fired = 50,000 Prefetch pool us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office:value-type="string" calcext:value-type="string" table:number-columns-spanned="2" table:number-rows-spanned="1">
            <text:p>Investigating sleuth server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22, 0.36, 0.54</text:p>
          </table:table-cell>
          <table:table-cell office:value-type="string" calcext:value-type="string">
            <text:p>4.30GB</text:p>
          </table:table-cell>
          <table:table-cell table:number-columns-spanned="3" table:number-rows-spanned="1"/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/>
          <table:table-cell office:value-type="string" calcext:value-type="string">
            <text:p>7.69 GB</text:p>
          </table:table-cell>
          <table:table-cell table:style-name="ce19" office:value-type="string" calcext:value-type="string">
            <text:p>246/s</text:p>
          </table:table-cell>
          <table:table-cell table:style-name="ce19" office:value-type="string" calcext:value-type="string">
            <text:p>6.95, 5.1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450-5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1.77,0.56,0.25</text:p>
          </table:table-cell>
          <table:table-cell office:value-type="string" calcext:value-type="string">
            <text:p>621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2.01, 1.03, 0.435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9:37:25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<text:s/>19:40:36</text:p>
          </table:table-cell>
          <table:table-cell table:style-name="ce2" office:value-type="string" calcext:value-type="string">
            <text:p>Consumer Utilisation = 38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mory bottleneck in Codebase server reached, CPU bottleneck on Sleuth serve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22 : Concurency <text:s/>= 20, 10 workers <text:s/>Total tasks Fired = 50,000 Prefetch pool used, CELERYD_PREFETCH_MULTIPLIER = 10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1,0.395,1.09</text:p>
          </table:table-cell>
          <table:table-cell office:value-type="string" calcext:value-type="string">
            <text:p>2.20 GB</text:p>
          </table:table-cell>
          <table:table-cell table:number-columns-spanned="3" table:number-rows-spanned="1"/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7,0.01,0.13</text:p>
          </table:table-cell>
          <table:table-cell office:value-type="string" calcext:value-type="string">
            <text:p>488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/>
          <table:table-cell office:value-type="string" calcext:value-type="string">
            <text:p>5.8 GB</text:p>
          </table:table-cell>
          <table:table-cell table:style-name="ce19" office:value-type="string" calcext:value-type="string">
            <text:p>142/s</text:p>
          </table:table-cell>
          <table:table-cell table:style-name="ce19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<text:s/></text:p>
          </table:table-cell>
          <table:table-cell table:style-name="ce2" office:value-type="string" calcext:value-type="string">
            <text:p>Consumer Utilisation = 100 %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U 100% all the ti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23 : Concurency <text:s/>= 20, 10 workers <text:s/>Total tasks Fired = 50,000 Prefetch pool used, CELERYD_PREFETCH_MULTIPLIER = 100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.01,0.395,1.09</text:p>
          </table:table-cell>
          <table:table-cell office:value-type="string" calcext:value-type="string">
            <text:p>2.20 GB</text:p>
          </table:table-cell>
          <table:table-cell table:number-columns-spanned="3" table:number-rows-spanned="1"/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07,0.01,0.13</text:p>
          </table:table-cell>
          <table:table-cell office:value-type="string" calcext:value-type="string">
            <text:p>488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5.8 GB</text:p>
          </table:table-cell>
          <table:table-cell table:style-name="ce19" table:number-columns-repeated="2"/>
          <table:table-cell/>
          <table:table-cell office:value-type="string" calcext:value-type="string">
            <text:p>10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<text:s/></text:p>
          </table:table-cell>
          <table:table-cell table:style-name="ce2" office:value-type="string" calcext:value-type="string">
            <text:p>Consumer Utilisation = 100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3" table:number-rows-spanned="1">
            <text:p>CU 9% untill publishing complete, rest of the time 100%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date" office:date-value="2015-03-09" calcext:value-type="date">
            <text:p>09/03/1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17" table:number-rows-spanned="1">
            <text:p>Test Case 24 : Concurency <text:s/>= 30, 10 workers <text:s/>Total tasks Fired = 20,000 Prefetch pool used, CELERYD_PREFETCH_MULTIPLIER = 1000, Sleuth server 8GB fired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style-name="ce2" office:value-type="string" calcext:value-type="string">
            <text:p>Initial Config</text:p>
          </table:table-cell>
          <table:table-cell table:style-name="ce13"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Default"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0,0,0</text:p>
          </table:table-cell>
          <table:table-cell office:value-type="string" calcext:value-type="string">
            <text:p>1.92GB</text:p>
          </table:table-cell>
          <table:table-cell table:number-columns-spanned="3" table:number-rows-spanned="1"/>
          <table:covered-table-cell/>
          <table:covered-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11,0.1,0.09</text:p>
          </table:table-cell>
          <table:table-cell office:value-type="string" calcext:value-type="string">
            <text:p>420M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0,0,0.0125</text:p>
          </table:table-cell>
          <table:table-cell office:value-type="string" calcext:value-type="string">
            <text:p>175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est Results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2.97, 0.81, 0.44</text:p>
          </table:table-cell>
          <table:table-cell office:value-type="string" calcext:value-type="string">
            <text:p>6.15 GB</text:p>
          </table:table-cell>
          <table:table-cell table:style-name="ce19" office:value-type="string" calcext:value-type="string">
            <text:p>158/s</text:p>
          </table:table-cell>
          <table:table-cell table:style-name="ce19" office:value-type="string" calcext:value-type="string">
            <text:p>1.81, 902KBps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900+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0.66, 0.27, 0.15</text:p>
          </table:table-cell>
          <table:table-cell office:value-type="string" calcext:value-type="string">
            <text:p>610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0.425, 0.18, 0.1125</text:p>
          </table:table-cell>
          <table:table-cell office:value-type="string" calcext:value-type="string">
            <text:p>450MB</text:p>
          </table:table-cell>
          <table:table-cell/>
          <table:table-cell office:value-type="string" calcext:value-type="string">
            <text:p>151KBps, 156KBps</text:p>
          </table:table-cell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Start Time: 17:28:17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nd Time: <text:s/>17:30:24</text:p>
          </table:table-cell>
          <table:table-cell table:style-name="ce2" office:value-type="string" calcext:value-type="string">
            <text:p>Consumer Utilisation = <text:s/>10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11" table:number-rows-spanned="1">
            <text:p>Trying without delay : 10 workers, 30 concurrency, Prefetch multiplier : 30 gave a task rate of 500/s, Prefetch multiplier : 1000 gave a task rate of 360/s</text:p>
          </table:table-cell>
          <table:covered-table-cell table:number-columns-repeated="10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25 : Concurency <text:s/>= 30, 10 workers <text:s/>Total tasks Fired = 20,000 Prefetch pool used, CELERYD_PREFETCH_MULTIPLIER = 30, Sleuth server 8GB fired</text:p>
          </table:table-cell>
          <table:covered-table-cell table:number-columns-repeated="16" table:style-name="ce13"/>
          <table:table-cell table:style-name="ce13" table:number-columns-repeated="1005"/>
          <table:table-cell table:style-name="ce24" table:number-columns-repeated="2"/>
        </table:table-row>
        <table:table-row table:style-name="ro1">
          <table:table-cell table:style-name="ce8" office:value-type="string" calcext:value-type="string" table:number-columns-spanned="10" table:number-rows-spanned="1">
            <text:p>Testing with delay.</text:p>
          </table:table-cell>
          <table:covered-table-cell table:number-columns-repeated="9" table:style-name="ce14"/>
          <table:table-cell table:style-name="ce14" table:number-columns-repeated="1012"/>
          <table:table-cell table:style-name="ce25" table:number-columns-repeated="2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Process Memory</text:p>
          </table:table-cell>
          <table:table-cell table:style-name="ce2" office:value-type="string" calcext:value-type="string">
            <text:p>Message Body Bytes</text:p>
          </table:table-cell>
          <table:table-cell table:style-name="ce2" office:value-type="string" calcext:value-type="string">
            <text:p>Queue Siz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29 GB</text:p>
          </table:table-cell>
          <table:table-cell table:style-name="ce19" office:value-type="string" calcext:value-type="string">
            <text:p>140/s</text:p>
          </table:table-cell>
          <table:table-cell table:style-name="ce19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nsumer Utilisation = <text:s/>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8H20M50S" calcext:value-type="time">
            <text:p>18:20:5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8H23M12S" calcext:value-type="time">
            <text:p>18:23: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Tasks filled up queue, execution started only after queue filled up.</text:p>
          </table:table-cell>
          <table:covered-table-cell table:number-columns-repeated="7" table:style-name="ce20"/>
          <table:table-cell table:style-name="ce20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26 : Concurency <text:s/>= 30, 10 workers <text:s/>Total tasks Fired = 20,000 Prefetch pool used, CELERYD_PREFETCH_MULTIPLIER = 1, Sleuth server 8GB fir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Testing with delay.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6.14 GB</text:p>
          </table:table-cell>
          <table:table-cell table:style-name="ce19" office:value-type="string" calcext:value-type="string">
            <text:p>145/s</text:p>
          </table:table-cell>
          <table:table-cell table:style-name="ce19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nsumer Utilisation = 7 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8H29M32S" calcext:value-type="time">
            <text:p>18:29: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8H31M45S" calcext:value-type="time">
            <text:p>18:31:4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Tasks filled up queue, execution started only after queue filled up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27 : Concurency <text:s/>= 50, 4 workers <text:s/>Total tasks Fired = 20,000 Prefetch pool used, CELERYD_PREFETCH_MULTIPLIER = 1, Sleuth server 8GB fir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Testing with delay.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6.14 GB</text:p>
          </table:table-cell>
          <table:table-cell office:value-type="string" calcext:value-type="string">
            <text:p>105/s</text:p>
          </table:table-cell>
          <table:table-cell table:style-name="ce19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nsumer Utilisation = <text:s/>4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8H40M03S" calcext:value-type="time">
            <text:p>18:40:0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8H43M12S" calcext:value-type="time">
            <text:p>18:43: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table:number-columns-spanned="8" table:number-rows-spanned="1"/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28 : Concurency <text:s/>= 25, 12 workers <text:s/>Total tasks Fired = 20,000 Prefetch pool used, CELERYD_PREFETCH_MULTIPLIER = 4, Sleuth server 8GB fir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Using -Ofair option : With this option enabled the worker will only write to processes that are available for work, disabling the prefetch behavior.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7 GB</text:p>
          </table:table-cell>
          <table:table-cell table:style-name="ce22" office:value-type="string" calcext:value-type="string">
            <text:p>254/s</text:p>
          </table:table-cell>
          <table:table-cell table:style-name="ce19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nsumer Utilisation = <text:s/>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8H51M30S" calcext:value-type="time">
            <text:p>18:51:3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8H52M51S" calcext:value-type="time">
            <text:p>18:52: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Performance drastically improved with Ofair option. 84% effeciency. Seemingly best case scenario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29 : Concurency <text:s/>= 25, 16 workers <text:s/>Total tasks Fired = 20,000 Prefetch pool used, CELERYD_PREFETCH_MULTIPLIER = 4, Sleuth server 8GB fir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Testing without Ofair option, increasing workers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7.71 GB</text:p>
          </table:table-cell>
          <table:table-cell office:value-type="string" calcext:value-type="string">
            <text:p>192/s</text:p>
          </table:table-cell>
          <table:table-cell table:style-name="ce19"/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nsumer Utilisation = <text:s/>69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9H16M48S" calcext:value-type="time">
            <text:p>19:16: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9H18M32S" calcext:value-type="time">
            <text:p>19:18: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table:number-columns-spanned="8" table:number-rows-spanned="1"/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30 : Concurency <text:s/>= 25, 16 workers <text:s/>Total tasks Fired = 20,000 Prefetch pool used, CELERYD_PREFETCH_MULTIPLIER = 4, Sleuth server 8GB fir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Testing with Ofair option, increasing workers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7.71GB</text:p>
          </table:table-cell>
          <table:table-cell table:style-name="ce22" office:value-type="string" calcext:value-type="string">
            <text:p>312/s</text:p>
          </table:table-cell>
          <table:table-cell office:value-type="string" calcext:value-type="string">
            <text:p>1.3MBps, 864KBps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nsumer Utilisation = 10-20 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9H24M34S" calcext:value-type="time">
            <text:p>19:24:3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9H25M50S" calcext:value-type="time">
            <text:p>19:25: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Proof that performance with Ofair is drastically better. Although in this case, RAM bottlenecked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16 Workers with 25 concurrency seems to be the limit of a quadcore machine (If more than 8 GB RAM is available).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31 : Concurency <text:s/>= 25, 14 workers <text:s/>Total tasks Fired = 20,000 Prefetch pool used, CELERYD_PREFETCH_MULTIPLIER = 10, Sleuth server 8GB fir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Testing with Ofair option, increasing workers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2</text:p>
          </table:table-cell>
          <table:table-cell office:value-type="string" calcext:value-type="string">
            <text:p>7.07 GB</text:p>
          </table:table-cell>
          <table:table-cell office:value-type="string" calcext:value-type="string">
            <text:p>280/s</text:p>
          </table:table-cell>
          <table:table-cell/>
          <table:table-cell office:value-type="float" office:value="19900" calcext:value-type="float">
            <text:p>199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nsumer Utilisation =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9H38M32S" calcext:value-type="time">
            <text:p>19:38:3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9H39M51S" calcext:value-type="time">
            <text:p>19:39: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100 Tasks were not completed. 3-4 seconds delay observer at the begining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>
          <table:table-cell/>
          <table:table-cell table:style-name="ce16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32 : Concurency <text:s/>= 25, 14 workers <text:s/>Total tasks Fired = 20,000 Prefetch pool used, CELERYD_PREFETCH_MULTIPLIER = 1, Sleuth server 8GB fir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Testing with Ofair option, increasing workers. Testnig effect of reducing prefetch multiplier with 14 workers.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.5</text:p>
          </table:table-cell>
          <table:table-cell office:value-type="string" calcext:value-type="string">
            <text:p>6.88 GB</text:p>
          </table:table-cell>
          <table:table-cell office:value-type="string" calcext:value-type="string">
            <text:p>274/s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nsumer Utilisation =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9H46M53S" calcext:value-type="time">
            <text:p>19:46:5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9H48M06S" calcext:value-type="time">
            <text:p>19:48: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No task loss. Low prefetch multiplier seems to perform better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>
          <table:table-cell/>
          <table:table-cell table:style-name="ce16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33 : Concurency <text:s/>= 30, 12 workers <text:s/>Total tasks Fired = 20,000 Prefetch pool used, CELERYD_PREFETCH_MULTIPLIER = 1, Sleuth server 8GB fir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Using -Ofair option : Improving on test 28 results. Marginally increasing concurrency.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3 GB</text:p>
          </table:table-cell>
          <table:table-cell office:value-type="string" calcext:value-type="string">
            <text:p>277/s</text:p>
          </table:table-cell>
          <table:table-cell table:style-name="ce19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nsumer Utilisation = 8-34 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20H05M59S" calcext:value-type="time">
            <text:p>20:05:5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20H07M11S" calcext:value-type="time">
            <text:p>20:07:11</text:p>
          </table:table-cell>
          <table:table-cell table:style-name="ce2" office:value-type="string" calcext:value-type="string">
            <text:p>Effeciency : 77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Effeciency decreased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34 : Concurency <text:s/>= 25, 14 workers <text:s/>Total tasks Fired = 20,000 Prefetch pool used, CELERYD_PREFETCH_MULTIPLIER = 4, Sleuth server 8GB fir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Using -Ofair option : Improving on test 28 results. Marginally increasing concurrency.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6.92 GB</text:p>
          </table:table-cell>
          <table:table-cell office:value-type="string" calcext:value-type="string">
            <text:p>277/s</text:p>
          </table:table-cell>
          <table:table-cell table:style-name="ce19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nsumer Utilisation = 14 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20H28M35S" calcext:value-type="time">
            <text:p>20:28:3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20H29M47S" calcext:value-type="time">
            <text:p>20:29:47</text:p>
          </table:table-cell>
          <table:table-cell table:style-name="ce2" office:value-type="string" calcext:value-type="string">
            <text:p>Effeciency : 79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Effeciency increased as compared to T33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35 : Concurency <text:s/>= 26, 14 workers <text:s/>Total tasks Fired = 20,000 Prefetch pool used, CELERYD_PREFETCH_MULTIPLIER = 8, Sleuth server 8GB fir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Using -Ofair option : Improving on test 28 results. Marginally increasing concurrency.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gt;1.5</text:p>
          </table:table-cell>
          <table:table-cell office:value-type="string" calcext:value-type="string">
            <text:p>7.23 GB</text:p>
          </table:table-cell>
          <table:table-cell office:value-type="string" calcext:value-type="string">
            <text:p>290/s</text:p>
          </table:table-cell>
          <table:table-cell table:style-name="ce19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nsumer Utilisation = 14 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20H36M49S" calcext:value-type="time">
            <text:p>20:36:4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20H37M58S" calcext:value-type="time">
            <text:p>20:37:58</text:p>
          </table:table-cell>
          <table:table-cell table:style-name="ce2" office:value-type="string" calcext:value-type="string">
            <text:p>Effeciency : 79.67 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Effeciency, performance increased as compared to T35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3">
          <table:table-cell table:style-name="ce10" office:value-type="string" calcext:value-type="string" table:number-columns-spanned="9" table:number-rows-spanned="1">
            <text:p>Codebase : 16 GB, 8 Cores</text:p>
          </table:table-cell>
          <table:covered-table-cell table:number-columns-repeated="8" table:style-name="ce17"/>
          <table:table-cell table:style-name="ce17" table:number-columns-repeated="1013"/>
          <table:table-cell table:style-name="ce26"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36 : Concurency <text:s/>= 30, 14 workers <text:s/>Total tasks Fired = 20,000 Prefetch pool used, CELERYD_PREFETCH_MULTIPLIER = 4, Sleuth server 8GB fir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Codebase server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8.09 GB</text:p>
          </table:table-cell>
          <table:table-cell office:value-type="string" calcext:value-type="string">
            <text:p>370/s</text:p>
          </table:table-cell>
          <table:table-cell table:style-name="ce19"/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office:value-type="string" calcext:value-type="string">
            <text:p>6-83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4H40M41S" calcext:value-type="time">
            <text:p>14:40:41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8" calcext:value-type="percentage">
            <text:p>88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4H41M35S" calcext:value-type="time">
            <text:p>14:41:35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Light configuration testing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37 : Concurency <text:s/>= 30, 14 workers <text:s/>Total tasks Fired = 20,000 Prefetch pool used, CELERYD_PREFETCH_MULTIPLIER = 4, Sleuth server 8GB fir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Ofair option used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8.52 GB</text:p>
          </table:table-cell>
          <table:table-cell office:value-type="string" calcext:value-type="string">
            <text:p>370/s</text:p>
          </table:table-cell>
          <table:table-cell table:style-name="ce19"/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table:number-columns-repeated="8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leuth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office:value-type="string" calcext:value-type="string">
            <text:p>8-9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4H46M22S" calcext:value-type="time">
            <text:p>14:46:22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8" calcext:value-type="percentage">
            <text:p>88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4H47M16S" calcext:value-type="time">
            <text:p>14:47:16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Light configuration testing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38 : Concurency <text:s/>= 30, 25 workers <text:s/>Total tasks Fired = 50,000 Prefetch pool used, CELERYD_PREFETCH_MULTIPLIER = 4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Ofair option used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14.3 GB</text:p>
          </table:table-cell>
          <table:table-cell office:value-type="string" calcext:value-type="string">
            <text:p>416/s</text:p>
          </table:table-cell>
          <table:table-cell table:style-name="ce19"/>
          <table:table-cell office:value-type="float" office:value="50000" calcext:value-type="float">
            <text:p>5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607 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4H55M01S" calcext:value-type="time">
            <text:p>14:55:01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554" calcext:value-type="percentage">
            <text:p>55.4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4H57M01S" calcext:value-type="time">
            <text:p>14:57:01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RAM utilisation is high. CPU vs RAM utilisation ratio is pretty low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39 : Concurency <text:s/>= 30, 25 workers <text:s/>Total tasks Fired = 20,000 Prefetch pool used, CELERYD_PREFETCH_MULTIPLIER = 4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Ofair option used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4.64 GB</text:p>
          </table:table-cell>
          <table:table-cell office:value-type="string" calcext:value-type="string">
            <text:p>370/s</text:p>
          </table:table-cell>
          <table:table-cell table:style-name="ce19"/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5H06M23S" calcext:value-type="time">
            <text:p>15:06:23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55" calcext:value-type="percentage">
            <text:p>5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5H07M17S" calcext:value-type="time">
            <text:p>15:07:17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table:number-columns-spanned="8" table:number-rows-spanned="1"/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0 : Concurency <text:s/>= 40, 15 workers <text:s/>Total tasks Fired = 50,000 Prefetch pool used,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Ofair option used, <text:s/>CELERYD_PREFETCH_MULTIPLIER = 4.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11.26 GB</text:p>
          </table:table-cell>
          <table:table-cell office:value-type="string" calcext:value-type="string">
            <text:p>486/s</text:p>
          </table:table-cell>
          <table:table-cell table:style-name="ce19"/>
          <table:table-cell office:value-type="float" office:value="50000" calcext:value-type="float">
            <text:p>5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6H40M24S" calcext:value-type="time">
            <text:p>16:40:24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1" calcext:value-type="percentage">
            <text:p>81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6H42M07S" calcext:value-type="time">
            <text:p>16:42:07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Number of workers can be further increased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1 : Concurency <text:s/>= 40, 16 workers <text:s/>Total tasks Fired = 50,000 Prefetch pool used,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Ofair option used, <text:s/>CELERYD_PREFETCH_MULTIPLIER = 5.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12.3 GB</text:p>
          </table:table-cell>
          <table:table-cell office:value-type="string" calcext:value-type="string">
            <text:p>520/s</text:p>
          </table:table-cell>
          <table:table-cell table:style-name="ce19"/>
          <table:table-cell office:value-type="float" office:value="50000" calcext:value-type="float">
            <text:p>50000</text:p>
          </table:table-cell>
          <table:table-cell office:value-type="string" calcext:value-type="string">
            <text:p>600-65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rt Time:</text:p>
          </table:table-cell>
          <table:table-cell table:style-name="ce15" office:value-type="time" office:time-value="PT17H22M31S" calcext:value-type="time">
            <text:p>17:22:31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125" calcext:value-type="percentage">
            <text:p>81.25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d Time: <text:s/></text:p>
          </table:table-cell>
          <table:table-cell table:style-name="ce15" office:value-type="time" office:time-value="PT17H24M07S" calcext:value-type="time">
            <text:p>17:24:07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Number of workers can be further increased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1 : Concurency <text:s/>= 33, 20 workers <text:s/>Total tasks Fired = 20,000 Prefetch pool used,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Ofair option used, <text:s/>CELERYD_PREFETCH_MULTIPLIER = 5.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12.3GB</text:p>
          </table:table-cell>
          <table:table-cell office:value-type="string" calcext:value-type="string">
            <text:p>500/s</text:p>
          </table:table-cell>
          <table:table-cell table:style-name="ce19" office:value-type="string" calcext:value-type="string">
            <text:p>9.27Mbps, 6.06Mbps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5" office:value-type="string" calcext:value-type="string">
            <text:p>40 Seconds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7575" calcext:value-type="percentage">
            <text:p>75.75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Number of workers can be further increased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2 : Concurency <text:s/>= 33, 20 workers <text:s/>Total tasks Fired = 50,000 Prefetch pool used,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Same config as T41, number of tasks increased, CELERYD_PREFETCH_MULTIPLIER = 5.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table:style-name="ce23" office:value-type="string" calcext:value-type="string">
            <text:p>543/s</text:p>
          </table:table-cell>
          <table:table-cell table:style-name="ce19"/>
          <table:table-cell office:value-type="float" office:value="50000" calcext:value-type="float">
            <text:p>50000</text:p>
          </table:table-cell>
          <table:table-cell office:value-type="string" calcext:value-type="string">
            <text:p>800/s +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string" calcext:value-type="string">
            <text:p>20-3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5" office:value-type="string" calcext:value-type="string">
            <text:p>92 Seconds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227" calcext:value-type="percentage">
            <text:p>82.27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Performance significantly better than T41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2 : Concurency <text:s/>= 33, 20 workers <text:s/>Total tasks Fired = 50,000 Prefetch pool used,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Same test as T42, CELERYD_PREFETCH_MULTIPLIER = 5.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13.83 GB</text:p>
          </table:table-cell>
          <table:table-cell table:style-name="ce23" office:value-type="string" calcext:value-type="string">
            <text:p>549/s</text:p>
          </table:table-cell>
          <table:table-cell table:style-name="Default" office:value-type="string" calcext:value-type="string">
            <text:p>14.31 Mbps, 9.18 Mpb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800/s +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percentage" office:value="0.43" calcext:value-type="percentage">
            <text:p>43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5" office:value-type="string" calcext:value-type="string">
            <text:p>91 seconds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318" calcext:value-type="percentage">
            <text:p>83.18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Performance significantly better than T41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3 : Concurency <text:s/>= 35, 20 workers <text:s/>Total tasks Fired = 50,000 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Same test as T42. Test replicated 5 times, CELERYD_PREFETCH_MULTIPLIER = 5.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13.65 GB</text:p>
          </table:table-cell>
          <table:table-cell office:value-type="string" calcext:value-type="string">
            <text:p>500/s, <text:s/>480/s, 485/s, 515/s, 505/s</text:p>
          </table:table-cell>
          <table:table-cell table:style-name="Default" office:value-type="string" calcext:value-type="string">
            <text:p>14.31 Mbps, 9.18 Mpb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700/s +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6545 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percentage" office:value="0.41" calcext:value-type="percentage">
            <text:p>41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5" office:value-type="string" calcext:value-type="string">
            <text:p>100 Seconds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7142" calcext:value-type="percentage">
            <text:p>71.42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Memory maxed after 6 repetitions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4 : Concurency <text:s/>= 33, 20 workers <text:s/>Total tasks Fired = 50,000 Prefetch pool used,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10" table:number-rows-spanned="1">
            <text:p>Same test as T42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13GB</text:p>
          </table:table-cell>
          <table:table-cell table:style-name="ce23" office:value-type="string" calcext:value-type="string">
            <text:p>438/s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percentage" office:value="0.36" calcext:value-type="percentage">
            <text:p>36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5"/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6636" calcext:value-type="percentage">
            <text:p>66.36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Similar config earlier gave a rate of 546/s, repetitions gave rate around 440-480/s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5 : Concurency <text:s/>= 40, 16 workers <text:s/>Total tasks Fired = 40,000 Prefetch pool us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10" table:number-rows-spanned="1">
            <text:p>CELERYD_PREFETCH_MULTIPLIER = 1000 : High value increases CPU utilisation, Consumer utilisation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xed Out</text:p>
          </table:table-cell>
          <table:table-cell office:value-type="string" calcext:value-type="string">
            <text:p>220/s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5" office:value-type="string" calcext:value-type="string">
            <text:p>189s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5" calcext:value-type="percentage">
            <text:p>50.00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RAM maxed out, tasks halted in between. CPU load reached 30!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6 : Concurency <text:s/>= 40, 16 workers <text:s/>Total tasks Fired = 20,000 Prefetch pool used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10" table:number-rows-spanned="1">
            <text:p>CELERYD_PREFETCH_MULTIPLIER = 1000 : High value increases CPU utilisation, Consumer utilisation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office:value-type="string" calcext:value-type="string">
            <text:p>220/s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5"/>
          <table:table-cell table:style-name="ce21" office:value-type="string" calcext:value-type="string">
            <text:p>Effeciency : 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RAM maxed out, tasks halted in between. CPU load reached 30! Effect of celeryd_prefetch_multiplier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0" office:value-type="string" calcext:value-type="string" table:number-columns-spanned="9" table:number-rows-spanned="1">
            <text:p>Codebase : 16 GB, 8 Cores <text:s text:c="2"/>Rabbit : 2GB, 2 Core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7 : Concurency <text:s/>= 33, 22 workers <text:s/>Total tasks Fired = 20,000 <text:s/>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10" table:number-rows-spanned="1">
            <text:p>RabbitMQ updated to 3.5.0, celeryd_prefetch_multiplier = 5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table:number-columns-repeated="2"/>
          <table:table-cell office:value-type="string" calcext:value-type="string">
            <text:p>571/s</text:p>
          </table:table-cell>
          <table:table-cell table:style-name="Default"/>
          <table:table-cell office:value-type="float" office:value="50000" calcext:value-type="float">
            <text:p>5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/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5" office:value-type="string" calcext:value-type="string">
            <text:p>35 seconds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655" calcext:value-type="percentage">
            <text:p>86.55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Performance increased with RabbitMQ update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8 : Concurency <text:s/>= 40, Workers = 16 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10" table:number-rows-spanned="1">
            <text:p>RabbitMQ updated to 3.5.0, Celery updated to <text:s/>,celeryd_prefetch_multiplier = 1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.5</text:p>
          </table:table-cell>
          <table:table-cell office:value-type="string" calcext:value-type="string">
            <text:p>11.44 GB</text:p>
          </table:table-cell>
          <table:table-cell office:value-type="string" calcext:value-type="string">
            <text:p>531/s</text:p>
          </table:table-cell>
          <table:table-cell office:value-type="string" calcext:value-type="string">
            <text:p>4-5Mbps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/>
          <table:table-cell office:value-type="string" calcext:value-type="string">
            <text:p>200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string" calcext:value-type="string">
            <text:p>20-3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5" office:value-type="string" calcext:value-type="string">
            <text:p>94sec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3" calcext:value-type="percentage">
            <text:p>83.00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Performance increased with RabbitMQ update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8 : Concurency <text:s/>= 40, Workers = 16 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10" table:number-rows-spanned="1">
            <text:p>RabbitMQ updated to 3.5.0, Celery updated to <text:s/>,celeryd_prefetch_multiplier = 1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.5</text:p>
          </table:table-cell>
          <table:table-cell office:value-type="string" calcext:value-type="string">
            <text:p>11.80 GB</text:p>
          </table:table-cell>
          <table:table-cell office:value-type="string" calcext:value-type="string">
            <text:p>545/s</text:p>
          </table:table-cell>
          <table:table-cell office:value-type="string" calcext:value-type="string">
            <text:p>4-5Mbps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/>
          <table:table-cell office:value-type="string" calcext:value-type="string">
            <text:p>200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string" calcext:value-type="string">
            <text:p>20-3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5" office:value-type="string" calcext:value-type="string">
            <text:p>55 sec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515" calcext:value-type="percentage">
            <text:p>85.15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Performance increased with RabbitMQ update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9 : Concurency <text:s/>= 40, Workers = 16 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10" table:number-rows-spanned="1">
            <text:p>RabbitMQ updated to 3.5.0, Celery updated to <text:s/>,celeryd_prefetch_multiplier = 1, Ofair used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.5</text:p>
          </table:table-cell>
          <table:table-cell office:value-type="string" calcext:value-type="string">
            <text:p>11.90 GB</text:p>
          </table:table-cell>
          <table:table-cell office:value-type="string" calcext:value-type="string">
            <text:p>555/s</text:p>
          </table:table-cell>
          <table:table-cell office:value-type="string" calcext:value-type="string">
            <text:p>4-5Mbps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650-7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/>
          <table:table-cell office:value-type="string" calcext:value-type="string">
            <text:p>200MB</text:p>
          </table:table-cell>
          <table:table-cell table:number-columns-repeated="7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string" calcext:value-type="string">
            <text:p>15-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5" office:value-type="string" calcext:value-type="string">
            <text:p>36 seconds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672" calcext:value-type="percentage">
            <text:p>86.72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Performance increased with RabbitMQ and Celery update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9 : Concurency <text:s/>= 40, Workers = 18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10" table:number-rows-spanned="1">
            <text:p>RabbitMQ updated to 3.5.0, Celery updated to 3.1.17, celeryd_prefetch_multiplier = 1, Ofair used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12.61 GB</text:p>
          </table:table-cell>
          <table:table-cell office:value-type="string" calcext:value-type="string">
            <text:p>588/s, 606/s</text:p>
          </table:table-cell>
          <table:table-cell office:value-type="string" calcext:value-type="string">
            <text:p>3 Mpbs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string" calcext:value-type="string">
            <text:p>15-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5" office:value-type="string" calcext:value-type="string">
            <text:p>34,33 sec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2" calcext:value-type="percentage">
            <text:p>82.00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style-name="ce19" office:value-type="percentage" office:value="0.84" calcext:value-type="percentage">
            <text:p>84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5 identical tests were run which gave similar readings (33-34 seconds).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49 : Concurency <text:s/>= 40, Workers = 18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10" table:number-rows-spanned="1">
            <text:p>RabbitMQ updated to 3.5.0, Celery updated to <text:s/>3.1.17, celeryd_prefetch_multiplier = 1, Ofair used, max_tasks_per_child = 300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13.53 GB</text:p>
          </table:table-cell>
          <table:table-cell office:value-type="string" calcext:value-type="string">
            <text:p>588/s, 606/s</text:p>
          </table:table-cell>
          <table:table-cell office:value-type="string" calcext:value-type="string">
            <text:p>3 Mpb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700-8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string" calcext:value-type="string">
            <text:p>15-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5" office:value-type="string" calcext:value-type="string">
            <text:p>85 seconds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2" calcext:value-type="percentage">
            <text:p>82.00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office:value-type="string" calcext:value-type="string" table:number-columns-spanned="8" table:number-rows-spanned="1">
            <text:p>5 identical tests were run which gave similar readings (33-34 seconds). RAM utilisation kept increasing on each sucessive test by about 200MB. </text:p>
          </table:table-cell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Max tasks per child being 300, hence it would take 2,16,000 tasks for all processes to restart which would then release memory.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50 : Concurency <text:s/>= 40, Workers = 18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10" table:number-rows-spanned="1">
            <text:p>RabbitMQ updated to 3.5.0, Celery updated to <text:s/>3.1.17, celeryd_prefetch_multiplier = 1, Ofair used, max_tasks_per_child = 300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1 GB</text:p>
          </table:table-cell>
          <table:table-cell office:value-type="string" calcext:value-type="string">
            <text:p>606/s</text:p>
          </table:table-cell>
          <table:table-cell office:value-type="string" calcext:value-type="string">
            <text:p>5 Mpb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700-8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string" calcext:value-type="string">
            <text:p>15-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8" office:value-type="float" office:value="165" calcext:value-type="float">
            <text:p>165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4" calcext:value-type="percentage">
            <text:p>84.00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table:number-columns-spanned="8" table:number-rows-spanned="1"/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>
          <table:table-cell/>
          <table:table-cell table:style-name="ce16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50 : Concurency <text:s/>= 40, Workers = 20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10" table:number-rows-spanned="1">
            <text:p>RabbitMQ updated to 3.5.0, Celery updated to <text:s/>3.1.17, celeryd_prefetch_multiplier = 1, Ofair used, max_tasks_per_child = 100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1 GB</text:p>
          </table:table-cell>
          <table:table-cell office:value-type="string" calcext:value-type="string">
            <text:p>606/s</text:p>
          </table:table-cell>
          <table:table-cell office:value-type="string" calcext:value-type="string">
            <text:p>5 Mpbs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700-8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string" calcext:value-type="string">
            <text:p>15-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8" office:value-type="float" office:value="165" calcext:value-type="float">
            <text:p>165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4" calcext:value-type="percentage">
            <text:p>84.00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table:number-columns-spanned="8" table:number-rows-spanned="1"/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>
          <table:table-cell/>
          <table:table-cell table:style-name="ce16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7" table:number-rows-spanned="1">
            <text:p>Test Case 50 : Concurency <text:s/>= 40, Workers = 19</text:p>
          </table:table-cell>
          <table:covered-table-cell table:number-columns-repeated="16" table:style-name="ce13"/>
          <table:table-cell table:number-columns-repeated="1007"/>
        </table:table-row>
        <table:table-row table:style-name="ro1">
          <table:table-cell table:style-name="ce11" office:value-type="string" calcext:value-type="string" table:number-columns-spanned="10" table:number-rows-spanned="1">
            <text:p>RabbitMQ updated to 3.5.0, Celery updated to <text:s/>3.1.17, celeryd_prefetch_multiplier = 1, Ofair used, max_tasks_per_child = 100</text:p>
          </table:table-cell>
          <table:covered-table-cell table:number-columns-repeated="9" table:style-name="ce14"/>
          <table:table-cell table:style-name="ce14" table:number-columns-repeated="7"/>
          <table:table-cell table:number-columns-repeated="1007"/>
        </table:table-row>
        <table:table-row table:style-name="ro1">
          <table:table-cell table:style-name="ce2" office:value-type="string" calcext:value-type="string">
            <text:p>Server</text:p>
          </table:table-cell>
          <table:table-cell table:style-name="ce2" office:value-type="string" calcext:value-type="string">
            <text:p>CPU Load</text:p>
          </table:table-cell>
          <table:table-cell table:style-name="ce2" office:value-type="string" calcext:value-type="string">
            <text:p>Memory Consumption</text:p>
          </table:table-cell>
          <table:table-cell table:style-name="ce2" office:value-type="string" calcext:value-type="string">
            <text:p>Task Completion Rate</text:p>
          </table:table-cell>
          <table:table-cell table:style-name="ce2" office:value-type="string" calcext:value-type="string">
            <text:p>N/w Traffic</text:p>
          </table:table-cell>
          <table:table-cell table:style-name="ce2" office:value-type="string" calcext:value-type="string">
            <text:p>Tasks Completed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Codeb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GB</text:p>
          </table:table-cell>
          <table:table-cell office:value-type="string" calcext:value-type="string">
            <text:p>645/s</text:p>
          </table:table-cell>
          <table:table-cell office:value-type="string" calcext:value-type="string">
            <text:p>5 Mpbs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700-800/s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RabbitMQ</text:p>
          </table:table-cell>
          <table:table-cell table:number-columns-repeated="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Consumer Utilisation :</text:p>
          </table:table-cell>
          <table:table-cell table:style-name="ce19" office:value-type="string" calcext:value-type="string">
            <text:p>15-2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e Taken:</text:p>
          </table:table-cell>
          <table:table-cell table:style-name="ce18" office:value-type="string" calcext:value-type="string">
            <text:p>31 sec</text:p>
          </table:table-cell>
          <table:table-cell table:style-name="ce21" office:value-type="string" calcext:value-type="string">
            <text:p>Effeciency : </text:p>
          </table:table-cell>
          <table:table-cell table:style-name="ce19" office:value-type="percentage" office:value="0.84" calcext:value-type="percentage">
            <text:p>84.00%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/>
          <table:table-cell table:style-name="Default"/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marks:</text:p>
          </table:table-cell>
          <table:table-cell table:style-name="ce16" table:number-columns-spanned="8" table:number-rows-spanned="1"/>
          <table:covered-table-cell table:number-columns-repeated="7" table:style-name="ce20"/>
          <table:table-cell table:style-name="ce20" table:number-columns-repeated="8"/>
          <table:table-cell table:number-columns-repeated="1007"/>
        </table:table-row>
        <table:table-row table:style-name="ro1">
          <table:table-cell/>
          <table:table-cell table:style-name="ce16" table:number-columns-spanned="8" table:number-rows-spanned="1"/>
          <table:covered-table-cell table:number-columns-repeated="7"/>
          <table:table-cell table:number-columns-repeated="1015"/>
        </table:table-row>
        <table:table-row table:style-name="ro1" table:number-rows-repeated="10476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16:55:35.469928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4:28:06.382251837</meta:creation-date>
    <dc:date>2015-03-12T20:12:35.069721406</dc:date>
    <meta:editing-duration>P2DT2H8M46S</meta:editing-duration>
    <meta:editing-cycles>243</meta:editing-cycles>
    <meta:generator>LibreOffice/4.2.7.2$Linux_X86_64 LibreOffice_project/420m0$Build-2</meta:generator>
    <meta:document-statistic meta:table-count="1" meta:cell-count="1733" meta:object-count="0"/>
  </office:meta>
</office:document-meta>
</file>